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75e6" officeooo:paragraph-rsid="00121b80"/>
    </style:style>
    <style:style style:name="P2" style:family="paragraph" style:parent-style-name="Standard">
      <style:text-properties officeooo:rsid="0019018a" officeooo:paragraph-rsid="00121b80"/>
    </style:style>
    <style:style style:name="P3" style:family="paragraph" style:parent-style-name="Standard">
      <style:text-properties officeooo:rsid="0019b960" officeooo:paragraph-rsid="00121b80"/>
    </style:style>
    <style:style style:name="P4" style:family="paragraph" style:parent-style-name="Standard">
      <style:text-properties officeooo:paragraph-rsid="00121b80"/>
    </style:style>
    <style:style style:name="P5" style:family="paragraph" style:parent-style-name="Standard">
      <style:text-properties officeooo:paragraph-rsid="00122bb3"/>
    </style:style>
    <style:style style:name="P6" style:family="paragraph" style:parent-style-name="Standard">
      <style:text-properties officeooo:rsid="001460b2" officeooo:paragraph-rsid="001460b2"/>
    </style:style>
    <style:style style:name="P7" style:family="paragraph" style:parent-style-name="Standard">
      <style:text-properties officeooo:rsid="0025be73" officeooo:paragraph-rsid="0025be73"/>
    </style:style>
    <style:style style:name="P8" style:family="paragraph" style:parent-style-name="Standard">
      <style:text-properties officeooo:rsid="0025be73" officeooo:paragraph-rsid="00273bf4"/>
    </style:style>
    <style:style style:name="P9" style:family="paragraph" style:parent-style-name="Standard">
      <style:text-properties officeooo:rsid="0025be73" officeooo:paragraph-rsid="0028204f"/>
    </style:style>
    <style:style style:name="P10" style:family="paragraph" style:parent-style-name="Standard">
      <style:text-properties officeooo:rsid="0025be73" officeooo:paragraph-rsid="0017d3f4"/>
    </style:style>
    <style:style style:name="P11" style:family="paragraph" style:parent-style-name="Standard">
      <style:text-properties officeooo:rsid="002e4cea" officeooo:paragraph-rsid="002e4cea"/>
    </style:style>
    <style:style style:name="P12" style:family="paragraph" style:parent-style-name="Standard">
      <style:text-properties officeooo:paragraph-rsid="00121b80"/>
    </style:style>
    <style:style style:name="P13" style:family="paragraph" style:parent-style-name="Standard">
      <style:text-properties officeooo:rsid="003776f8" officeooo:paragraph-rsid="003776f8"/>
    </style:style>
    <style:style style:name="P14" style:family="paragraph" style:parent-style-name="Standard">
      <style:text-properties officeooo:paragraph-rsid="003776f8"/>
    </style:style>
    <style:style style:name="P15" style:family="paragraph" style:parent-style-name="Standard">
      <style:text-properties style:text-underline-style="none" fo:font-weight="normal" officeooo:rsid="003f6aa6" officeooo:paragraph-rsid="003f6aa6" style:font-weight-asian="normal" style:font-weight-complex="normal"/>
    </style:style>
    <style:style style:name="T1" style:family="text">
      <style:text-properties officeooo:rsid="0016e97a"/>
    </style:style>
    <style:style style:name="T2" style:family="text">
      <style:text-properties officeooo:rsid="0019b960"/>
    </style:style>
    <style:style style:name="T3" style:family="text">
      <style:text-properties officeooo:rsid="0019018a"/>
    </style:style>
    <style:style style:name="T4" style:family="text">
      <style:text-properties officeooo:rsid="00122bb3"/>
    </style:style>
    <style:style style:name="T5" style:family="text">
      <style:text-properties officeooo:rsid="0013a9b7"/>
    </style:style>
    <style:style style:name="T6" style:family="text">
      <style:text-properties officeooo:rsid="0038cf46"/>
    </style:style>
    <style:style style:name="T7" style:family="text">
      <style:text-properties officeooo:rsid="003a1e34"/>
    </style:style>
    <style:style style:name="T8" style:family="text">
      <style:text-properties officeooo:rsid="003cb6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undläggande databaser Project </text:p>
      <text:p text:style-name="P1"/>
      <text:p text:style-name="P4"/>
      <text:p text:style-name="P4">Tables och view som används </text:p>
      <text:p text:style-name="P4">2022-05-02</text:p>
      <text:p text:style-name="P4"/>
      <text:p text:style-name="P4">projectuser</text:p>
      <text:p text:style-name="P4">CREATE TABLE projectuser(</text:p>
      <text:p text:style-name="P4"><text:s text:c="4"/>id INT NOT NULL AUTO_INCREMENT,</text:p>
      <text:p text:style-name="P4"><text:s text:c="4"/>username VARCHAR(50) UNIQUE,</text:p>
      <text:p text:style-name="P4"><text:s text:c="4"/>userpassword VARCHAR(50),</text:p>
      <text:p text:style-name="P4"><text:s text:c="4"/>email VARCHAR(30) <text:span text:style-name="T1">UNIQUE</text:span>,</text:p>
      <text:p text:style-name="P4"><text:s text:c="4"/>usertype VARCHAR(30),</text:p>
      <text:p text:style-name="P4">gender VARCHAR(255),</text:p>
      <text:p text:style-name="P4">dob DATE,</text:p>
      <text:p text:style-name="P4"><text:s text:c="4"/>PRIMARY KEY (id)</text:p>
      <text:p text:style-name="P4">) ENGINE = INNODB;</text:p>
      <text:p text:style-name="P4"/>
      <text:p text:style-name="P4"/>
      <text:p text:style-name="P4">Sleep </text:p>
      <text:p text:style-name="P4">CREATE TABLE Sleep (</text:p>
      <text:p text:style-name="P4">id int NOT NULL,</text:p>
      <text:p text:style-name="P4">dates DATE,</text:p>
      <text:p text:style-name="P4">bedtime TIMESTAMP, </text:p>
      <text:p text:style-name="P4">getUpTime TIMESTAMP,</text:p>
      <text:p text:style-name="P4">PRIMARY KEY (id, dates),</text:p>
      <text:p text:style-name="P4">FOREIGN KEY (id) REFERENCES projectuser(id)</text:p>
      <text:p text:style-name="P4">ON UPDATE CASCADE</text:p>
      <text:p text:style-name="P4">ON DELETE CASCADE </text:p>
      <text:p text:style-name="P4">) ENGINE = INNODB;</text:p>
      <text:p text:style-name="P4"/>
      <text:p text:style-name="P4">Walking </text:p>
      <text:p text:style-name="P4">CREATE TABLE Walking (</text:p>
      <text:p text:style-name="P4">id int NOT NULL,</text:p>
      <text:p text:style-name="P4">dates DATE,</text:p>
      <text:p text:style-name="P4">walkingDistance FLOAT,</text:p>
      <text:p text:style-name="P4">PRIMARY KEY (id, dates),</text:p>
      <text:p text:style-name="P4">FOREIGN KEY (id) REFERENCES projectuser(id)</text:p>
      <text:p text:style-name="P4">ON UPDATE CASCADE</text:p>
      <text:p text:style-name="P4">ON DELETE CASCADE </text:p>
      <text:p text:style-name="P4">) ENGINE = INNODB;</text:p>
      <text:p text:style-name="P4"/>
      <text:p text:style-name="P4"/>
      <text:p text:style-name="P4">Naps </text:p>
      <text:p text:style-name="P4"/>
      <text:p text:style-name="P4">CREATE TABLE Naps (</text:p>
      <text:p text:style-name="P4">id int NOT NULL,</text:p>
      <text:p text:style-name="P4">dates DATE,</text:p>
      <text:p text:style-name="P4">numNaps INT DEFAULT 0,</text:p>
      <text:p text:style-name="P4">sumNaps TIME DEFAULT 0,</text:p>
      <text:p text:style-name="P4">PRIMARY KEY (id, dates),</text:p>
      <text:p text:style-name="P4">FOREIGN KEY (id) REFERENCES projectuser(id)</text:p>
      <text:p text:style-name="P4"><text:soft-page-break/>ON UPDATE CASCADE</text:p>
      <text:p text:style-name="P4">ON DELETE CASCADE </text:p>
      <text:p text:style-name="P4">)ENGINE=INNODB;</text:p>
      <text:p text:style-name="P4"/>
      <text:p text:style-name="P4">Cycling</text:p>
      <text:p text:style-name="P4"/>
      <text:p text:style-name="P4">CREATE TABLE Cycling (</text:p>
      <text:p text:style-name="P4">id int NOT NULL,</text:p>
      <text:p text:style-name="P4">dates DATE,</text:p>
      <text:p text:style-name="P4">cyclingDistance FLOAT,</text:p>
      <text:p text:style-name="P4">PRIMARY KEY (id, dates),</text:p>
      <text:p text:style-name="P4">FOREIGN KEY (id) REFERENCES projectuser(id)</text:p>
      <text:p text:style-name="P4">ON UPDATE CASCADE</text:p>
      <text:p text:style-name="P4">ON DELETE CASCADE </text:p>
      <text:p text:style-name="P4">) ENGINE = INNODB;</text:p>
      <text:p text:style-name="P4"/>
      <text:p text:style-name="P2">Weight</text:p>
      <text:p text:style-name="P4"/>
      <text:p text:style-name="P4">CREATE TABLE <text:span text:style-name="T2">Weight</text:span>(</text:p>
      <text:p text:style-name="P4">id int NOT NULL,</text:p>
      <text:p text:style-name="P4">dates DATE,</text:p>
      <text:p text:style-name="P4"><text:span text:style-name="T3">weight FLOAT</text:span>,</text:p>
      <text:p text:style-name="P4">PRIMARY KEY (id, dates),</text:p>
      <text:p text:style-name="P4">FOREIGN KEY (id) REFERENCES projectuser(id)</text:p>
      <text:p text:style-name="P4">ON UPDATE CASCADE</text:p>
      <text:p text:style-name="P4">ON DELETE CASCADE </text:p>
      <text:p text:style-name="P4">)ENGINE=INNODB;</text:p>
      <text:p text:style-name="P4"/>
      <text:p text:style-name="P3">Steps</text:p>
      <text:p text:style-name="P4"/>
      <text:p text:style-name="P4">CREATE TABLE <text:span text:style-name="T2">Steps</text:span>(</text:p>
      <text:p text:style-name="P4">id int NOT NULL,</text:p>
      <text:p text:style-name="P4">dates DATE,</text:p>
      <text:p text:style-name="P4"><text:span text:style-name="T2">steps INT</text:span>,</text:p>
      <text:p text:style-name="P4">PRIMARY KEY (id, dates),</text:p>
      <text:p text:style-name="P4">FOREIGN KEY (id) REFERENCES projectuser(id)</text:p>
      <text:p text:style-name="P4">ON UPDATE CASCADE</text:p>
      <text:p text:style-name="P4">ON DELETE CASCADE </text:p>
      <text:p text:style-name="P4">)ENGINE=INNODB;</text:p>
      <text:p text:style-name="P4"/>
      <text:p text:style-name="P6">Calories</text:p>
      <text:p text:style-name="P5"/>
      <text:p text:style-name="P5">CREATE TABLE <text:span text:style-name="T5">Calories</text:span> (</text:p>
      <text:p text:style-name="P5">id int NOT NULL,</text:p>
      <text:p text:style-name="P5">dates DATE,</text:p>
      <text:p text:style-name="P5"><text:span text:style-name="T4">burnedKcal </text:span>FLOAT,</text:p>
      <text:p text:style-name="P5">PRIMARY KEY (id, dates),</text:p>
      <text:p text:style-name="P5">FOREIGN KEY (id) REFERENCES projectuser(id)</text:p>
      <text:p text:style-name="P5">ON UPDATE CASCADE</text:p>
      <text:p text:style-name="P5">ON DELETE CASCADE </text:p>
      <text:p text:style-name="P5">) ENGINE = INNODB;</text:p>
      <text:p text:style-name="P5"/>
      <text:p text:style-name="P4"><text:soft-page-break/></text:p>
      <text:p text:style-name="P4">p_logs</text:p>
      <text:p text:style-name="P4"/>
      <text:p text:style-name="P4">CREATE TABLE p_logs(</text:p>
      <text:p text:style-name="P4">id int NOT NULL,</text:p>
      <text:p text:style-name="P4">ts TIMESTAMP DEFAULT CURRENT_TIMESTAMP,</text:p>
      <text:p text:style-name="P4">IPaddress VARCHAR(20),<text:tab/></text:p>
      <text:p text:style-name="P4">visitDuration INT (50),</text:p>
      <text:p text:style-name="P4">pageID int (50),</text:p>
      <text:p text:style-name="P4">browser VARCHAR(50),</text:p>
      <text:p text:style-name="P4">PRIMARY KEY(id, ts),</text:p>
      <text:p text:style-name="P4">FOREIGN KEY (id) REFERENCES projectuser(id)</text:p>
      <text:p text:style-name="P4">ON UPDATE CASCADE</text:p>
      <text:p text:style-name="P4">ON DELETE CASCADE </text:p>
      <text:p text:style-name="P4">)ENGINE=INNODB;</text:p>
      <text:p text:style-name="P4"/>
      <text:p text:style-name="P4"/>
      <text:p text:style-name="P14"/>
      <text:p text:style-name="P14"/>
      <text:p text:style-name="P10"/>
      <text:p text:style-name="P7"/>
      <text:p text:style-name="P7"/>
      <text:p text:style-name="P8"/>
      <text:p text:style-name="P15">Timespan (View)</text:p>
      <text:p text:style-name="P8"/>
      <text:p text:style-name="P11"/>
      <text:p text:style-name="P9"/>
      <text:p text:style-name="P9">CREATE VIEW Timespan AS SELECT</text:p>
      <text:p text:style-name="P9">(CASE WHEN ISNULL(n.id) THEN s.id <text:s/>ELSE n.id END) AS id,</text:p>
      <text:p text:style-name="P9">s.dates,</text:p>
      <text:p text:style-name="P9">(CASE WHEN ISNULL(s.bedtime) THEN TIME('00:00:00') ELSE TIME(s.bedtime) END) AS bedtime,</text:p>
      <text:p text:style-name="P9">(CASE WHEN ISNULL(s.getUpTime) THEN TIME('00:00:00') ELSE TIME(s.getUpTime) END) AS getUpTime,</text:p>
      <text:p text:style-name="P9">(CASE WHEN ISNULL(TIMEDIFF(s.getUpTime, s.bedtime)) THEN TIME('00:00:00') ELSE TIMEDIFF(s.getUpTime, s.bedtime) END) AS sleep_time,</text:p>
      <text:p text:style-name="P9">IFNULL(n.numNaps, 0) AS numNaps, </text:p>
      <text:p text:style-name="P9">IFNULL(n.sumNaps, TIME('00:00:00')) AS sumNaps,</text:p>
      <text:p text:style-name="P9">(CASE WHEN ISNUll(n.sumNaps) THEN TIMEDIFF(s.getUpTime, s.bedtime) </text:p>
      <text:p text:style-name="P9">WHEN ISNULL(TIMEDIFF(s.getUpTime, s.bedtime)) THEN n.sumNaps ELSE ADDTIME(TIMEDIFF(s.getUpTime, s.bedtime), n.sumNaps) END) AS sum_sleep</text:p>
      <text:p text:style-name="P9">FROM Sleep s</text:p>
      <text:p text:style-name="P9">LEFT JOIN Naps n ON n.id=s.id AND <text:s/>n.dates=s.dates</text:p>
      <text:p text:style-name="P9"/>
      <text:p text:style-name="P9">UNION</text:p>
      <text:p text:style-name="P9"/>
      <text:p text:style-name="P9">SELECT</text:p>
      <text:p text:style-name="P9">(CASE WHEN ISNULL(n.id) THEN s.id <text:s/>ELSE n.id END) AS id,</text:p>
      <text:p text:style-name="P9">n.dates,</text:p>
      <text:p text:style-name="P9">(CASE WHEN ISNULL(s.bedtime) THEN TIME('00:00:00') ELSE TIME(s.bedtime) END) AS bedtime,</text:p>
      <text:p text:style-name="P9"><text:soft-page-break/>(CASE WHEN ISNULL(s.getUpTime) THEN TIME('00:00:00') ELSE TIME(s.getUpTime) END) AS getUpTime,</text:p>
      <text:p text:style-name="P9">(CASE WHEN ISNULL(TIMEDIFF(s.getUpTime, s.bedtime)) THEN TIME('00:00:00') ELSE TIMEDIFF(s.getUpTime, s.bedtime) END) AS sleep_time,</text:p>
      <text:p text:style-name="P9">IFNULL(n.numNaps, 0) AS numNaps, </text:p>
      <text:p text:style-name="P9">IFNULL(n.sumNaps, 0) AS sumNaps,</text:p>
      <text:p text:style-name="P9">(CASE WHEN ISNUll(n.sumNaps) THEN TIMEDIFF(s.getUpTime, s.bedtime) </text:p>
      <text:p text:style-name="P9">WHEN ISNULL(TIMEDIFF(s.getUpTime, s.bedtime)) THEN n.sumNaps ELSE ADDTIME(TIMEDIFF(s.getUpTime, s.bedtime), n.sumNaps) END) AS sum_sleep</text:p>
      <text:p text:style-name="P9">FROM Sleep s</text:p>
      <text:p text:style-name="P9">RIGHT JOIN Naps n ON n.id=s.id AND n.dates=s.dates</text:p>
      <text:p text:style-name="P9">ORDER BY dates ASC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7T13:08:16.978929056</meta:creation-date>
    <dc:date>2022-05-16T21:34:57.479486672</dc:date>
    <meta:editing-duration>PT8H3M29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4" meta:paragraph-count="126" meta:word-count="470" meta:character-count="3481" meta:non-whitespace-character-count="3091"/>
  </office:meta>
</office:document-meta>
</file>